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officeooo:paragraph-rsid="0016d742"/>
    </style:style>
    <style:style style:name="P2" style:family="paragraph" style:parent-style-name="Standard">
      <style:text-properties fo:color="#000000" officeooo:rsid="00156d12" officeooo:paragraph-rsid="00156d12" fo:background-color="transparent"/>
    </style:style>
    <style:style style:name="P3" style:family="paragraph" style:parent-style-name="Standard">
      <style:text-properties fo:color="#000000" officeooo:rsid="0016490f" officeooo:paragraph-rsid="0016490f" fo:background-color="transparent"/>
    </style:style>
    <style:style style:name="P4" style:family="paragraph" style:parent-style-name="Standard">
      <style:text-properties fo:color="#000000" officeooo:rsid="001688ab" officeooo:paragraph-rsid="001688ab" fo:background-color="transparent"/>
    </style:style>
    <style:style style:name="P5" style:family="paragraph" style:parent-style-name="Standard">
      <style:text-properties fo:color="#000000" style:font-name="Droid Sans Mono" fo:font-size="10.5pt" fo:font-weight="normal" officeooo:rsid="001688ab" officeooo:paragraph-rsid="001688ab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688ab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688ab" officeooo:paragraph-rsid="001688ab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6d742" fo:background-color="transparen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6d742" officeooo:paragraph-rsid="0016d742" fo:background-color="transparent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688ab" officeooo:paragraph-rsid="001688ab" fo:background-color="#1e1e1e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688ab" officeooo:paragraph-rsid="001688ab" fo:background-color="transparen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77e1e" officeooo:paragraph-rsid="00177e1e" fo:background-color="transparent"/>
    </style:style>
    <style:style style:name="T1" style:family="text">
      <style:text-properties fo:color="#6a9955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4ec9b0"/>
    </style:style>
    <style:style style:name="T6" style:family="text">
      <style:text-properties fo:color="#000000" style:font-name="Droid Sans Mono" fo:font-size="10.5pt" fo:font-weight="normal" officeooo:rsid="001688ab" fo:background-color="transparent" loext:char-shading-value="0"/>
    </style:style>
    <style:style style:name="T7" style:family="text">
      <style:text-properties fo:color="#000000" style:font-name="Droid Sans Mono" fo:font-size="10.5pt" fo:font-weight="normal" officeooo:rsid="0016d742" fo:background-color="transparent" loext:char-shading-value="0"/>
    </style:style>
    <style:style style:name="T8" style:family="text">
      <style:text-properties officeooo:rsid="0016d742"/>
    </style:style>
    <style:style style:name="T9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e da fare:</text:p>
      <text:p text:style-name="P2"/>
      <text:p text:style-name="P2">1 – Vedere e modificare “sched_run” e “sched_status”.</text:p>
      <text:p text:style-name="P2">2 - Modificare in “thread.h” il metodo “thread_create” aggiungendo un nuovo parametro che indica il “Service Time”. Il parametro deve essere aggiunto alla struct che identifica il processo.</text:p>
      <text:p text:style-name="P2">3 – Fare uso del tempo per la gestione dei processi (uso di “xtimer.h”)</text:p>
      <text:p text:style-name="P3">3.1 – Togliere il cambio di thread che può avvenire dopo che si inizializza un nuovo thread.</text:p>
      <text:p text:style-name="P3">3.2 – Cambiare lo scheduling, imponendo “sched_run” ogni 500ms</text:p>
      <text:p text:style-name="P3">3.3 – Terminare i processi solo quando abbiamo “Service Time = 0ms”</text:p>
      <text:p text:style-name="P3"/>
      <text:p text:style-name="P3"/>
      <text:p text:style-name="P4">FUNZIONAMENTO DI XTIMER</text:p>
      <text:p text:style-name="P4"/>
      <text:p text:style-name="P5">/**</text:p>
      <text:p text:style-name="P8">* @brief Create an xtimer time stamp</text:p>
      <text:p text:style-name="P8">*</text:p>
      <text:p text:style-name="P8">* @param[in] ticks number of xtimer ticks</text:p>
      <text:p text:style-name="P8">*</text:p>
      <text:p text:style-name="P8">* @return xtimer time stamp</text:p>
      <text:p text:style-name="P8">*/</text:p>
      <text:p text:style-name="P8">static inline xtimer_ticks32_t xtimer_ticks(uint32_t ticks);</text:p>
      <text:p text:style-name="P8"/>
      <text:p text:style-name="P7">uint32_t Time = 10;</text:p>
      <text:p text:style-name="P7"/>
      <text:p text:style-name="P10">xtime_t Func;</text:p>
      <text:p text:style-name="P9"><text:span text:style-name="T8">func→</text:span>callback<text:span text:style-name="T8"> = sched_run();</text:span></text:p>
      <text:p text:style-name="P7"/>
      <text:p text:style-name="P7">xtimer_usec_from_ticks(timer_ticks(Time));</text:p>
      <text:p text:style-name="P7"/>
      <text:p text:style-name="P1"><text:span text:style-name="T6">xtimer_set(xtimer_t *</text:span><text:span text:style-name="T7">func</text:span><text:span text:style-name="T6">, uint32_t offset);</text:span></text:p>
      <text:p text:style-name="P7"/>
      <text:p text:style-name="P5">/**</text:p>
      <text:p text:style-name="P8">* @brief Convert xtimer ticks to microseconds</text:p>
      <text:p text:style-name="P8">*</text:p>
      <text:p text:style-name="P8">* @param[in] ticks xtimer time stamp</text:p>
      <text:p text:style-name="P8">*</text:p>
      <text:p text:style-name="P8">* @return microseconds</text:p>
      <text:p text:style-name="P8">*/</text:p>
      <text:p text:style-name="P8">static inline uint32_t xtimer_usec_from_ticks(xtimer_ticks32_t ticks);</text:p>
      <text:p text:style-name="P4"/>
      <text:p text:style-name="P4"/>
      <text:p text:style-name="P5">/**</text:p>
      <text:p text:style-name="P8">* @brief get the current system time as 32bit time stamp value</text:p>
      <text:p text:style-name="P8">*</text:p>
      <text:p text:style-name="P8">* @note Overflows 2**32 ticks, thus returns xtimer_now64() % 32,</text:p>
      <text:p text:style-name="P8">* but is cheaper.</text:p>
      <text:p text:style-name="P8">*</text:p>
      <text:p text:style-name="P8">* @return current time as 32bit time stamp</text:p>
      <text:p text:style-name="P8">*/</text:p>
      <text:p text:style-name="P8">static inline xtimer_ticks32_t xtimer_now(void);</text:p>
      <text:p text:style-name="P4"/>
      <text:p text:style-name="P4"/>
      <text:p text:style-name="P4"><text:soft-page-break/></text:p>
      <text:p text:style-name="P4"/>
      <text:p text:style-name="P4">XTIMER_SET:</text:p>
      <text:p text:style-name="P4"/>
      <text:p text:style-name="P5">/**</text:p>
      <text:p text:style-name="P8">* @brief Set a timer to execute a callback at some time in the future</text:p>
      <text:p text:style-name="P8">*</text:p>
      <text:p text:style-name="P8">* Expects timer-&gt;callback to be set.</text:p>
      <text:p text:style-name="P8">*</text:p>
      <text:p text:style-name="P8">* The callback specified in the timer struct will be executed @p offset</text:p>
      <text:p text:style-name="P8">* ticks in the future.</text:p>
      <text:p text:style-name="P8">*</text:p>
      <text:p text:style-name="P8">* @warning BEWARE! Callbacks from xtimer_set() are being executed in interrupt</text:p>
      <text:p text:style-name="P8">* context (unless offset &lt; XTIMER_BACKOFF converted to µs).</text:p>
      <text:p text:style-name="P8">* DON'T USE THIS FUNCTION unless you know *exactly* what that means.</text:p>
      <text:p text:style-name="P8">*</text:p>
      <text:p text:style-name="P8">* @param[in] timer the timer structure to use.</text:p>
      <text:p text:style-name="P8">* @param[in] offset time in microseconds from now specifying that timer's</text:p>
      <text:p text:style-name="P8">* callback's execution time</text:p>
      <text:p text:style-name="P8">*/</text:p>
      <text:p text:style-name="P8">static inline void xtimer_set(xtimer_t *timer, uint32_t offset);</text:p>
      <text:p text:style-name="P6"/>
      <text:p text:style-name="P7"/>
      <text:p text:style-name="P7"/>
      <text:p text:style-name="P7"/>
      <text:p text:style-name="P7">ricordarsi di togliere il thread idle da sched_set_status</text:p>
      <text:p text:style-name="P7"/>
      <text:p text:style-name="P12"><text:span text:style-name="T5">xtimer_t</text:span> <text:span text:style-name="T3">Run</text:span>;</text:p>
      <text:p text:style-name="P11"><text:span text:style-name="T3">Run</text:span>.<text:span text:style-name="T3">next</text:span> = <text:span text:style-name="T2">NULL</text:span>; <text:span text:style-name="T1">//&lt; reference to next timer in timer lists </text:span></text:p>
      <text:p text:style-name="P11"><text:span text:style-name="T3">Run</text:span>.<text:span text:style-name="T3">offset</text:span> = <text:span text:style-name="T9">0</text:span>; <text:span text:style-name="T1">//&lt; lower 32bit offset time </text:span></text:p>
      <text:p text:style-name="P11"><text:span text:style-name="T3">Run</text:span>.<text:span text:style-name="T3">long_offset</text:span> = <text:span text:style-name="T9">0</text:span>; <text:span text:style-name="T1">//&lt; upper 32bit offset time </text:span></text:p>
      <text:p text:style-name="P11"><text:span text:style-name="T3">Run</text:span>.<text:span text:style-name="T3">start_time</text:span> = <text:span text:style-name="T9">0</text:span>; <text:span text:style-name="T1">//&lt; lower 32bit absolute start time </text:span></text:p>
      <text:p text:style-name="P11"><text:span text:style-name="T3">Run</text:span>.<text:span text:style-name="T3">long_start_time</text:span> = <text:span text:style-name="T9">0</text:span>; <text:span text:style-name="T1">//&lt; upper 32bit absolute start time </text:span></text:p>
      <text:p text:style-name="P11"><text:span text:style-name="T3">Run</text:span>.<text:span text:style-name="T3">callback</text:span> = <text:span text:style-name="T4">Saluto</text:span>;</text:p>
      <text:p text:style-name="P11"><text:span text:style-name="T3">Run</text:span>.<text:span text:style-name="T3">arg</text:span> = (<text:span text:style-name="T2">int</text:span>*); </text:p>
      <text:p text:style-name="P7"/>
      <text:p text:style-name="P7"/>
      <text:p text:style-name="P14">COME GESTIRE I TEMPI: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3:18.565321847</meta:creation-date>
    <dc:date>2021-02-23T16:43:18.242478017</dc:date>
    <meta:editing-duration>PT51M2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66" meta:word-count="371" meta:character-count="2341" meta:non-whitespace-character-count="2025"/>
  </office:meta>
</office:document-meta>
</file>